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Symbol" svg:font-family="Symbol"/>
    <style:font-face style:name="Tahoma1" svg:font-family="Tahoma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Courier" style:font-size-asian="12pt" style:font-name-complex="Courier" style:font-size-complex="12pt"/>
    </style:style>
    <style:style style:name="P11" style:family="paragraph" style:parent-style-name="Standard" style:list-style-name="L1">
      <style:paragraph-properties fo:text-align="start" style:justify-single-word="false" style:text-autospace="none"/>
      <style:text-properties style:font-name="Times New Roman" fo:font-size="12pt" style:font-name-asian="Courier" style:font-size-asian="12pt" style:font-name-complex="Courier" style:font-size-complex="12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Symbol" fo:font-size="12pt" style:font-name-asian="Symbol" style:font-size-asian="12pt" style:font-name-complex="Symbol" style:font-size-complex="12pt"/>
    </style:style>
    <style:style style:name="T4" style:family="text">
      <style:text-properties style:font-name="Courier" fo:font-size="12pt" style:font-name-asian="Courier" style:font-size-asian="12pt" style:font-name-complex="Courier" style:font-size-complex="12pt"/>
    </style:style>
    <style:style style:name="T5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style:font-name-asian="Symbol" style:font-size-asian="12pt" style:font-name-complex="Symbol" style:font-size-complex="12pt"/>
    </style:style>
    <style:style style:name="T7" style:family="text">
      <style:text-properties style:font-name="Times New Roman" fo:font-size="12pt" style:font-name-asian="Courier" style:font-size-asian="12pt" style:font-name-complex="Courier"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énario détaillé du cas d’utilisation « Gestion des examens »</text:p>
      <text:p text:style-name="P2"/>
      <text:p text:style-name="P4">Sommaire d’identification :</text:p>
      <text:p text:style-name="P4"/>
      <text:p text:style-name="P1"><text:span text:style-name="T1">Titre </text:span><text:span text:style-name="T2">: Gestion des examens</text:span></text:p>
      <text:p text:style-name="P1"><text:span text:style-name="T1">But </text:span><text:span text:style-name="T2">: gérer les examens les préparer, modifier et supprimer.</text:span></text:p>
      <text:p text:style-name="P1"><text:span text:style-name="T1">Résumé </text:span><text:span text:style-name="T2">: créer un nouvel examen, inscrire les candidats, prévoir une date. Modifier et supprimer les examens existants.</text:span></text:p>
      <text:p text:style-name="P1"><text:span text:style-name="T1">Acteurs </text:span><text:span text:style-name="T2">: formateur (principal)</text:span></text:p>
      <text:p text:style-name="P5"/>
      <text:p text:style-name="P1"><text:span text:style-name="T1">Date de création </text:span><text:span text:style-name="T2">: 21/03/2011<text:tab/></text:span><text:span text:style-name="T1">Date de mise à jour </text:span><text:span text:style-name="T2">: 24/03/2011</text:span></text:p>
      <text:p text:style-name="P5"/>
      <text:p text:style-name="P1"><text:span text:style-name="T1">Version </text:span><text:span text:style-name="T2">: 1.0<text:tab/></text:span><text:span text:style-name="T1">Responsable </text:span><text:span text:style-name="T2">: Ludovic RAFFIN</text:span></text:p>
      <text:p text:style-name="P5"/>
      <text:p text:style-name="P4">Description des enchainements :</text:p>
      <text:p text:style-name="P1"><text:span text:style-name="T1">Pré-conditions </text:span><text:span text:style-name="T2">:</text:span></text:p>
      <text:p text:style-name="P5">1- le formateur est authentifiée sur le domaine formateur</text:p>
      <text:p text:style-name="P5"/>
      <text:p text:style-name="P1"><text:span text:style-name="T1">Enchainements </text:span><text:span text:style-name="T2">:</text:span></text:p>
      <text:p text:style-name="P5">Ce cas d’utilisation commence lorsque le formateur demande la gestion des examens dans la barre de menu, et qu'il demande la création d'un nouvel examen, ou qu'il sélectionne un examen existant.</text:p>
      <text:p text:style-name="P5">Par défaut l'arborescence principal comprend l'ensemble des tests et le premier est sélectionné.</text:p>
      <text:p text:style-name="P5"/>
      <text:p text:style-name="P6">Enchainement (a) Créer un nouvel examen</text:p>
      <text:p text:style-name="P7">Le formateur sélectionne un test dans l'arborescence.</text:p>
      <text:p text:style-name="P7">Il donne la date de début de l'examen</text:p>
      <text:p text:style-name="P7">Il donne la date de fin de l'examen</text:p>
      <text:p text:style-name="P5"/>
      <text:p text:style-name="P6">Enchainement (b) Inscrire les candidats</text:p>
      <text:p text:style-name="P7">La liste des candidats apparaît dans une nouvelle arborescence.</text:p>
      <text:p text:style-name="P7">Le formateur peut filtrer la liste des candidats.</text:p>
      <text:p text:style-name="P7">La sélection se fait par cliquer-déposer dans une liste disponible à cet effet, ou par un bouton.</text:p>
      <text:p text:style-name="P7">[Exception 1 : le candidat est déjà inscrit à cet examen]</text:p>
      <text:p text:style-name="P5"/>
      <text:p text:style-name="P6">Enchainement (c) Modifier un examen</text:p>
      <text:p text:style-name="P5">Tant que le début de l'examen n'est pas prévu avant une heure.</text:p>
      <text:p text:style-name="P5">Le formateur sélectionne un examen existant sur un test choisi, dans l'arborescence principale.</text:p>
      <text:p text:style-name="P5"/>
      <text:p text:style-name="P5">Ce cas d’utilisation se termine lorsque le formateur a :</text:p>
      <text:p text:style-name="P1"><text:span text:style-name="T3">· </text:span><text:span text:style-name="T6">quitté la gestion des examens</text:span></text:p>
      <text:p text:style-name="P5"/>
      <text:p text:style-name="P4">Exceptions :</text:p>
      <text:p text:style-name="P8">[Exception 1 : le candidat est déjà inscrit à cet examen] : l'inscription est annulé</text:p>
      <text:p text:style-name="P5"/>
      <text:p text:style-name="P4">Post-conditions :</text:p>
      <text:p text:style-name="P1"><text:span text:style-name="T3">· </text:span><text:span text:style-name="T6">quitté le menu de gestion des examens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4">Besoins d’IHM :</text:p>
      <text:p text:style-name="P1"><text:span text:style-name="T4">o </text:span><text:span text:style-name="T7">Pour faciliter la saisie des caractéristiques de l'examen des contrôles de saisies seront mis en place dans l'application.</text:span></text:p>
      <text:p text:style-name="P10">Cette liste de contrôles permettra la saisie des caractéristiques suivantes :</text:p>
      <text:list xml:id="list28704831" text:style-name="L1">
        <text:list-item>
          <text:p text:style-name="P11">la date de début de l'examen</text:p>
        </text:list-item>
        <text:list-item>
          <text:p text:style-name="P11">la date de fin de l'examen</text:p>
        </text:list-item>
      </text:list>
      <text:p text:style-name="P5"/>
      <text:p text:style-name="P1"><text:span text:style-name="T4">o </text:span><text:span text:style-name="T2">Pour créer et supprimer une section le formateur disposera de bouton lié à l'arborescence principale</text:span></text:p>
      <text:p text:style-name="P5"/>
      <text:p text:style-name="P1"><text:span text:style-name="T4">o </text:span><text:span text:style-name="T7">Pour inscrire les candidats à l'examen sélectionné le formateur disposera d'une arborescence regroupant la liste des stagiaire.</text:span></text:p>
      <text:p text:style-name="P10">L'inscription du candidat se fera par cliquer-déposer ou bien par un bouton disponible à cet effet.</text:p>
      <text:p text:style-name="P10">Il pourra tout autant supprimer un candidat de l'examen par cliquer-déposer ou par un autre bouton.</text:p>
      <text:p text:style-name="P10">Les candidats déjà inscrits sont marqués dans l'arborescence des candidats.</text:p>
      <text:p text:style-name="P5"/>
      <text:p text:style-name="P4">Contraintes non fonctionnelles :</text:p>
      <text:p text:style-name="P4">Contrainte Descriptif</text:p>
      <text:p text:style-name="P5">Les erreurs de saisies du formateur doivent être indiqués précisément avant la validation de la création.</text:p>
      <text:p text:style-name="P5"/>
      <text:p text:style-name="P5">Disponibilité : le système n'est accessible qu'aux heures d'ouverture de l'école, et uniquement par son réseau local.</text:p>
      <text:p text:style-name="P5">Confidentialité : les formateurs sont identifiés par le système en fonction de leur</text:p>
      <text:p text:style-name="P9"><text:span text:style-name="T5">login et de leur mot de passe </text:span><text:span text:style-name="T5">sur le domaine formateur de l'éco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ymbol" svg:font-family="Symbol"/>
    <style:font-face style:name="Tahoma1" svg:font-family="Tahoma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3-21T15:11:52.38</meta:creation-date>
    <dc:date>2011-03-24T09:10:41.56</dc:date>
    <meta:editing-duration>PT01H57M06S</meta:editing-duration>
    <meta:editing-cycles>8</meta:editing-cycles>
    <meta:generator>OpenOffice.org/3.0$Win32 OpenOffice.org_project/300m15$Build-9379</meta:generator>
    <meta:document-statistic meta:table-count="0" meta:image-count="0" meta:object-count="0" meta:page-count="2" meta:paragraph-count="48" meta:word-count="470" meta:character-count="2939"/>
    <meta:user-defined meta:name="Info 1"/>
    <meta:user-defined meta:name="Info 2"/>
    <meta:user-defined meta:name="Info 3"/>
    <meta:user-defined meta:name="Info 4"/>
  </office:meta>
</office:document-meta>
</file>